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16cm" fo:min-width="3.759cm"/>
    </style:style>
    <style:style style:name="gr2" style:family="graphic" style:parent-style-name="standard">
      <style:graphic-properties draw:textarea-horizontal-align="justify" draw:textarea-vertical-align="middle" draw:auto-grow-height="false" fo:min-height="13.784cm" fo:min-width="15.9cm"/>
    </style:style>
    <style:style style:name="gr3" style:family="graphic" style:parent-style-name="standard">
      <style:graphic-properties draw:fill-color="#bd7cb5" draw:textarea-horizontal-align="justify" draw:textarea-vertical-align="middle" draw:auto-grow-height="false" fo:min-height="10.65cm" fo:min-width="2.9cm"/>
    </style:style>
    <style:style style:name="gr4" style:family="graphic" style:parent-style-name="standard">
      <style:graphic-properties draw:textarea-horizontal-align="justify" draw:textarea-vertical-align="middle" draw:auto-grow-height="false" fo:min-height="1.65cm" fo:min-width="3.4cm"/>
    </style:style>
    <style:style style:name="gr5" style:family="graphic" style:parent-style-name="standard">
      <style:graphic-properties draw:textarea-horizontal-align="justify" draw:textarea-vertical-align="middle" draw:auto-grow-height="false" fo:min-height="1.862cm" fo:min-width="3.5cm"/>
    </style:style>
    <style:style style:name="gr6" style:family="graphic" style:parent-style-name="standard">
      <style:graphic-properties draw:fill-color="#00aaad" draw:textarea-horizontal-align="justify" draw:textarea-vertical-align="middle" draw:auto-grow-height="false" fo:min-height="12.35cm" fo:min-width="5cm"/>
    </style:style>
    <style:style style:name="gr7" style:family="graphic" style:parent-style-name="standard">
      <style:graphic-properties draw:textarea-horizontal-align="justify" draw:textarea-vertical-align="middle" draw:auto-grow-height="false" fo:min-height="2.05cm" fo:min-width="3.5cm"/>
    </style:style>
    <style:style style:name="gr8" style:family="graphic" style:parent-style-name="standard">
      <style:graphic-properties draw:textarea-horizontal-align="justify" draw:textarea-vertical-align="middle" draw:auto-grow-height="false" fo:min-height="3.05cm" fo:min-width="4.6cm"/>
    </style:style>
    <style:style style:name="gr9" style:family="graphic" style:parent-style-name="standard">
      <style:graphic-properties draw:textarea-horizontal-align="justify" draw:textarea-vertical-align="middle" draw:auto-grow-height="false" fo:min-height="1.35cm" fo:min-width="2.7cm"/>
    </style:style>
    <style:style style:name="gr10" style:family="graphic" style:parent-style-name="standard">
      <style:graphic-properties draw:fill-color="#f58220" draw:textarea-horizontal-align="justify" draw:textarea-vertical-align="middle" draw:auto-grow-height="false" fo:min-height="12.65cm" fo:min-width="4.9cm"/>
    </style:style>
    <style:style style:name="gr11" style:family="graphic" style:parent-style-name="standard">
      <style:graphic-properties draw:textarea-horizontal-align="justify" draw:textarea-vertical-align="middle" draw:auto-grow-height="false" fo:min-height="2.85cm" fo:min-width="3.8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25cm" fo:min-width="3.6cm"/>
    </style:style>
    <style:style style:name="gr14" style:family="graphic" style:parent-style-name="standard">
      <style:graphic-properties draw:textarea-horizontal-align="justify" draw:textarea-vertical-align="middle" draw:auto-grow-height="false" fo:min-height="1.65cm" fo:min-width="2.3cm"/>
    </style:style>
    <style:style style:name="gr15" style:family="graphic" style:parent-style-name="Predeterminado_5f_1">
      <style:graphic-properties draw:textarea-horizontal-align="justify" draw:textarea-vertical-align="middle" draw:auto-grow-height="false" fo:min-height="2.684cm" fo:min-width="4.668cm"/>
    </style:style>
    <style:style style:name="gr16" style:family="graphic" style:parent-style-name="Predeterminado_5f_1">
      <style:graphic-properties draw:textarea-horizontal-align="justify" draw:textarea-vertical-align="middle" draw:auto-grow-height="false" fo:min-height="14.116cm" fo:min-width="19.4cm"/>
    </style:style>
    <style:style style:name="gr17" style:family="graphic" style:parent-style-name="Predeterminado_5f_1">
      <style:graphic-properties draw:textarea-horizontal-align="justify" draw:textarea-vertical-align="middle" draw:auto-grow-height="false" fo:min-height="1.65cm" fo:min-width="3.4cm"/>
    </style:style>
    <style:style style:name="gr18" style:family="graphic" style:parent-style-name="Predeterminado_5f_1">
      <style:graphic-properties draw:textarea-horizontal-align="justify" draw:textarea-vertical-align="middle" draw:auto-grow-height="false" fo:min-height="1.862cm" fo:min-width="3.5cm"/>
    </style:style>
    <style:style style:name="gr19" style:family="graphic" style:parent-style-name="Predeterminado_5f_1">
      <style:graphic-properties draw:textarea-horizontal-align="justify" draw:textarea-vertical-align="middle" draw:auto-grow-height="false" fo:min-height="3.05cm" fo:min-width="4.6cm"/>
    </style:style>
    <style:style style:name="gr20" style:family="graphic" style:parent-style-name="Predeterminado_5f_1">
      <style:graphic-properties draw:textarea-horizontal-align="justify" draw:textarea-vertical-align="middle" draw:auto-grow-height="false" fo:min-height="2.85cm" fo:min-width="4.2cm"/>
    </style:style>
    <style:style style:name="gr21" style:family="graphic" style:parent-style-name="Objeto_20_sin_20_relleno_5f_1">
      <style:graphic-properties draw:marker-end="Arrow" draw:marker-end-width="0.3cm" draw:fill="none" draw:textarea-vertical-align="middle"/>
    </style:style>
    <style:style style:name="gr22" style:family="graphic" style:parent-style-name="Predeterminado_5f_1">
      <style:graphic-properties draw:textarea-horizontal-align="justify" draw:textarea-vertical-align="middle" draw:auto-grow-height="false" fo:min-height="2.25cm" fo:min-width="3.6cm"/>
    </style:style>
    <style:style style:name="gr23" style:family="graphic" style:parent-style-name="Predeterminado_5f_1">
      <style:graphic-properties draw:textarea-horizontal-align="justify" draw:textarea-vertical-align="middle" draw:auto-grow-height="false" fo:min-height="1.65cm" fo:min-width="2.3cm"/>
    </style:style>
    <style:style style:name="gr24" style:family="graphic" style:parent-style-name="standard">
      <style:graphic-properties draw:textarea-horizontal-align="justify" draw:textarea-vertical-align="middle" draw:auto-grow-height="false" fo:min-height="12.55cm" fo:min-width="5.2cm"/>
    </style:style>
    <style:style style:name="gr25" style:family="graphic" style:parent-style-name="Predeterminado_5f_1">
      <style:graphic-properties draw:textarea-horizontal-align="justify" draw:textarea-vertical-align="middle" draw:auto-grow-height="false" fo:min-height="2.85cm" fo:min-width="3.5cm"/>
    </style:style>
    <style:style style:name="gr26" style:family="graphic" style:parent-style-name="Predeterminado_5f_1">
      <style:graphic-properties draw:textarea-horizontal-align="justify" draw:textarea-vertical-align="middle" draw:auto-grow-height="false" fo:min-height="1.35cm" fo:min-width="4.4cm"/>
    </style:style>
    <style:style style:name="P1" style:family="paragraph">
      <style:paragraph-properties fo:text-align="center"/>
    </style:style>
    <style:style style:name="P2" style:family="paragraph">
      <loext:graphic-properties draw:fill-color="#bd7cb5"/>
      <style:paragraph-properties fo:text-align="center"/>
    </style:style>
    <style:style style:name="P3" style:family="paragraph">
      <loext:graphic-properties draw:fill-color="#00aaad"/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5822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g>
            <draw:custom-shape draw:style-name="gr1" draw:text-style-name="P1" draw:layer="layout" svg:width="4.259cm" svg:height="2.866cm" svg:x="7.3cm" svg:y="2.3cm">
              <text:p text:style-name="P1">WorkerApp</text:p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6.4cm" svg:height="14.034cm" svg:x="7.3cm" svg:y="5.16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2" draw:layer="layout" svg:width="3.4cm" svg:height="10.9cm" svg:x="7.9cm" svg:y="5.6cm">
            <text:p text:style-name="P1">Interface</text:p>
            <draw:enhanced-geometry svg:viewBox="0 0 21600 21600" draw:type="rectangle" draw:enhanced-path="M 0 0 L 21600 0 21600 21600 0 21600 0 0 Z N"/>
          </draw:custom-shape>
          <draw:custom-shape draw:style-name="gr4" draw:text-style-name="P1" xml:id="id3" draw:id="id3" draw:layer="layout" svg:width="3.9cm" svg:height="1.9cm" svg:x="1.3cm" svg:y="2.6cm">
            <text:p text:style-name="P1"><text:span text:style-name="T1">Cliente</text:span></text:p>
            <text:p text:style-name="P1">(Navegador)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1" xml:id="id2" draw:id="id2" draw:layer="layout" svg:width="4cm" svg:height="4cm" svg:x="24.7cm" svg:y="6.4cm">
            <text:p text:style-name="P1"><text:span text:style-name="T1">BBDD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6" draw:text-style-name="P3" draw:layer="layout" svg:width="5.5cm" svg:height="12.6cm" svg:x="12cm" svg:y="5.8cm">
            <text:p text:style-name="P1">Business Logic</text:p>
            <draw:enhanced-geometry svg:viewBox="0 0 21600 21600" draw:type="rectangle" draw:enhanced-path="M 0 0 L 21600 0 21600 21600 0 21600 0 0 Z N"/>
          </draw:custom-shape>
          <draw:custom-shape draw:style-name="gr7" draw:text-style-name="P1" xml:id="id4" draw:id="id4" draw:layer="layout" svg:width="4cm" svg:height="2.3cm" svg:x="8.8cm" svg:y="6.4cm">
            <text:p text:style-name="P1"><text:span text:style-name="T1">MVC</text:span></text:p>
            <text:p text:style-name="P1"/>
            <text:p text:style-name="P1">(back)</text:p>
            <draw:enhanced-geometry svg:viewBox="0 0 21600 21600" draw:type="rectangle" draw:enhanced-path="M 0 0 L 21600 0 21600 21600 0 21600 0 0 Z N"/>
          </draw:custom-shape>
          <draw:custom-shape draw:style-name="gr8" draw:text-style-name="P1" xml:id="id5" draw:id="id5" draw:layer="layout" svg:width="5.1cm" svg:height="3.3cm" draw:transform="skewX (0.000349065850398866) translate (1.401cm 13.8cm)">
            <text:p text:style-name="P1"><text:span text:style-name="T1">Cliente</text:span></text:p>
            <text:p text:style-name="P1"/>
            <text:p text:style-name="P1">(otro tipo cliente</text:p>
            <text:p text:style-name="P1">no navegadores)</text:p>
            <draw:enhanced-geometry svg:viewBox="0 0 21600 21600" draw:type="rectangle" draw:enhanced-path="M 0 0 L 21600 0 21600 21600 0 21600 0 0 Z N"/>
          </draw:custom-shape>
          <draw:custom-shape draw:style-name="gr9" draw:text-style-name="P4" xml:id="id6" draw:id="id6" draw:layer="layout" svg:width="3.2cm" svg:height="1.6cm" svg:x="8cm" svg:y="17cm">
            <text:p text:style-name="P4"><text:span text:style-name="T1">API RES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5.4cm" svg:height="12.9cm" svg:x="17.9cm" svg:y="5.6cm">
            <text:p text:style-name="P1">Persistence</text:p>
            <draw:enhanced-geometry svg:viewBox="0 0 21600 21600" draw:type="rectangle" draw:enhanced-path="M 0 0 L 21600 0 21600 21600 0 21600 0 0 Z N"/>
          </draw:custom-shape>
          <draw:custom-shape draw:style-name="gr11" draw:text-style-name="P1" xml:id="id1" draw:id="id1" draw:layer="layout" svg:width="4.3cm" svg:height="3.1cm" svg:x="18.3cm" svg:y="6.2cm">
            <text:p text:style-name="P1"><text:span text:style-name="T1">Persistencia</text:span></text:p>
            <draw:enhanced-geometry svg:viewBox="0 0 21600 21600" draw:type="rectangle" draw:enhanced-path="M 0 0 L 21600 0 21600 21600 0 21600 0 0 Z N"/>
          </draw:custom-shape>
          <draw:connector draw:style-name="gr12" draw:text-style-name="P6" draw:layer="layout" draw:type="line" svg:x1="22.6cm" svg:y1="7.75cm" svg:x2="24.7cm" svg:y2="8.4cm" draw:start-shape="id1" draw:start-glue-point="1" draw:end-shape="id2" draw:end-glue-point="6" svg:d="M22600 7750l2100 650" svg:viewBox="0 0 2101 651">
            <text:p/>
          </draw:connector>
          <draw:connector draw:style-name="gr12" draw:text-style-name="P6" draw:layer="layout" draw:type="line" svg:x1="5.2cm" svg:y1="3.55cm" svg:x2="8.8cm" svg:y2="7.55cm" draw:start-shape="id3" draw:start-glue-point="7" draw:end-shape="id4" draw:end-glue-point="3" svg:d="M5200 3550l3600 4000" svg:viewBox="0 0 3601 4001">
            <text:p/>
          </draw:connector>
          <draw:connector draw:style-name="gr12" draw:text-style-name="P6" draw:layer="layout" draw:type="line" svg:x1="6.5cm" svg:y1="15.45cm" svg:x2="8cm" svg:y2="17.8cm" draw:start-shape="id5" draw:start-glue-point="1" draw:end-shape="id6" draw:end-glue-point="3" svg:d="M6500 15450l1500 2350" svg:viewBox="0 0 1501 2351">
            <text:p/>
          </draw:connector>
          <draw:connector draw:style-name="gr12" draw:text-style-name="P6" draw:layer="layout" draw:type="line" svg:x1="11.2cm" svg:y1="17.8cm" svg:x2="20.45cm" svg:y2="9.3cm" draw:start-shape="id6" draw:start-glue-point="1" draw:end-shape="id1" draw:end-glue-point="2" svg:d="M11200 17800l9250-8500" svg:viewBox="0 0 9251 8501">
            <text:p/>
          </draw:connector>
          <draw:connector draw:style-name="gr12" draw:text-style-name="P6" draw:layer="layout" draw:type="line" svg:x1="12.8cm" svg:y1="7.55cm" svg:x2="18.3cm" svg:y2="7.75cm" draw:start-shape="id4" draw:start-glue-point="1" draw:end-shape="id1" draw:end-glue-point="3" svg:d="M12800 7550l5500 200" svg:viewBox="0 0 5501 201">
            <text:p/>
          </draw:connector>
          <draw:custom-shape draw:style-name="gr13" draw:text-style-name="P1" xml:id="id7" draw:id="id7" draw:layer="layout" svg:width="4.1cm" svg:height="2.5cm" svg:x="8.7cm" svg:y="13cm">
            <text:p text:style-name="P1"><text:span text:style-name="T1">MVC</text:span></text:p>
            <text:p text:style-name="P1"><text:span text:style-name="T2"/></text:p>
            <text:p text:style-name="P1"><text:span text:style-name="T2">(cliente)</text:span></text:p>
            <draw:enhanced-geometry svg:viewBox="0 0 21600 21600" draw:type="rectangle" draw:enhanced-path="M 0 0 L 21600 0 21600 21600 0 21600 0 0 Z N"/>
          </draw:custom-shape>
          <draw:connector draw:style-name="gr12" draw:text-style-name="P6" draw:layer="layout" draw:type="line" svg:x1="10.75cm" svg:y1="15.5cm" svg:x2="9.6cm" svg:y2="17cm" draw:start-shape="id7" draw:start-glue-point="2" draw:end-shape="id6" draw:end-glue-point="0" svg:d="M10750 15500l-1150 1500" svg:viewBox="0 0 1151 1501">
            <text:p/>
          </draw:connector>
          <draw:connector draw:style-name="gr12" draw:text-style-name="P6" draw:layer="layout" draw:type="line" svg:x1="3.25cm" svg:y1="4.5cm" svg:x2="8.7cm" svg:y2="14.25cm" draw:start-shape="id3" draw:start-glue-point="6" draw:end-shape="id7" draw:end-glue-point="3" svg:d="M3250 4500l5450 9750" svg:viewBox="0 0 5451 9751">
            <text:p/>
          </draw:connector>
          <draw:custom-shape draw:style-name="gr14" draw:text-style-name="P1" draw:layer="layout" svg:width="2.8cm" svg:height="1.9cm" svg:x="13.6cm" svg:y="9.1cm">
            <text:p text:style-name="P1">Modelos</text:p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Predeterminado">
        <draw:g>
          <draw:g>
            <draw:custom-shape draw:style-name="gr15" draw:text-style-name="P1" draw:layer="layout" svg:width="5.168cm" svg:height="2.934cm" svg:x="7.1cm" svg:y="2.6cm">
              <text:p text:style-name="P1">WorkerApp</text:p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19.9cm" svg:height="14.366cm" svg:x="7.1cm" svg:y="5.53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7" draw:text-style-name="P1" xml:id="id12" draw:id="id12" draw:layer="layout" svg:width="3.9cm" svg:height="1.9cm" svg:x="1.3cm" svg:y="2.6cm">
            <text:p text:style-name="P1"><text:span text:style-name="T1">Cliente</text:span></text:p>
            <text:p text:style-name="P1">(Navegador)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" xml:id="id9" draw:id="id9" draw:layer="layout" svg:width="4cm" svg:height="4cm" svg:x="25cm" svg:y="1.1cm">
            <text:p text:style-name="P1"><text:span text:style-name="T1">BBDD</text:span></text:p>
            <text:p text:style-name="P1"><text:span text:style-name="T2"/></text:p>
            <text:p text:style-name="P1"><text:span text:style-name="T2">MySQL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9" draw:text-style-name="P1" xml:id="id10" draw:id="id10" draw:layer="layout" svg:width="5.1cm" svg:height="3.3cm" draw:transform="skewX (0.000349065850398866) translate (1.401cm 14.5cm)">
            <text:p text:style-name="P1"><text:span text:style-name="T1">Cliente</text:span></text:p>
            <text:p text:style-name="P1"/>
            <text:p text:style-name="P1">(otro tipo cliente</text:p>
            <text:p text:style-name="P1">no navegadores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xml:id="id8" draw:id="id8" draw:layer="layout" svg:width="4.7cm" svg:height="3.1cm" svg:x="20.9cm" svg:y="7.1cm">
            <text:p text:style-name="P1"><text:span text:style-name="T1">Persistencia</text:span></text:p>
            <text:p text:style-name="P1"><text:span text:style-name="T2">Hibernate (EM)</text:span></text:p>
            <text:p text:style-name="P1"><text:span text:style-name="T2">DAOs</text:span></text:p>
            <draw:enhanced-geometry svg:viewBox="0 0 21600 21600" draw:type="rectangle" draw:enhanced-path="M 0 0 L 21600 0 21600 21600 0 21600 0 0 Z N"/>
          </draw:custom-shape>
          <draw:connector draw:style-name="gr21" draw:text-style-name="P6" draw:layer="layout" draw:type="line" svg:x1="25.6cm" svg:y1="8.65cm" svg:x2="27cm" svg:y2="5.1cm" draw:start-shape="id8" draw:start-glue-point="1" draw:end-shape="id9" draw:end-glue-point="7" svg:d="M25600 8650l1400-3550" svg:viewBox="0 0 1401 3551">
            <text:p/>
          </draw:connector>
          <draw:connector draw:style-name="gr21" draw:text-style-name="P6" draw:layer="layout" draw:type="line" svg:x1="6.5cm" svg:y1="16.15cm" svg:x2="12.3cm" svg:y2="17.6cm" draw:start-shape="id10" draw:start-glue-point="1" draw:end-shape="id11" draw:end-glue-point="3" svg:d="M6500 16150l5800 1450" svg:viewBox="0 0 5801 1451">
            <text:p/>
          </draw:connector>
          <draw:custom-shape draw:style-name="gr22" draw:text-style-name="P1" xml:id="id13" draw:id="id13" draw:layer="layout" svg:width="4.1cm" svg:height="2.5cm" svg:x="7.7cm" svg:y="12.8cm">
            <text:p text:style-name="P1"><text:span text:style-name="T1">MVC</text:span></text:p>
            <text:p text:style-name="P1"><text:span text:style-name="T2">Angular</text:span></text:p>
            <text:p text:style-name="P1"><text:span text:style-name="T2">(cliente)</text:span></text:p>
            <draw:enhanced-geometry svg:viewBox="0 0 21600 21600" draw:type="rectangle" draw:enhanced-path="M 0 0 L 21600 0 21600 21600 0 21600 0 0 Z N"/>
          </draw:custom-shape>
          <draw:connector draw:style-name="gr21" draw:text-style-name="P6" draw:layer="layout" draw:type="line" svg:x1="3.25cm" svg:y1="4.5cm" svg:x2="7.7cm" svg:y2="14.05cm" draw:start-shape="id12" draw:start-glue-point="6" draw:end-shape="id13" draw:end-glue-point="3" svg:d="M3250 4500l4450 9550" svg:viewBox="0 0 4451 9551">
            <text:p/>
          </draw:connector>
          <draw:custom-shape draw:style-name="gr23" draw:text-style-name="P1" draw:layer="layout" svg:width="2.8cm" svg:height="1.9cm" svg:x="18.4cm" svg:y="11cm">
            <text:p text:style-name="P1">Modelos</text:p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5.7cm" svg:height="12.8cm" svg:x="12.1cm" svg:y="6.1cm">
            <text:p text:style-name="P1">Contenedor de</text:p>
            <text:p text:style-name="P1">aplicaiones</text:p>
            <text:p text:style-name="P1"/>
            <text:p text:style-name="P1">Tomcat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draw:enhanced-geometry svg:viewBox="0 0 21600 21600" draw:type="rectangle" draw:enhanced-path="M 0 0 L 21600 0 21600 21600 0 21600 0 0 Z N"/>
          </draw:custom-shape>
          <draw:connector draw:style-name="gr21" draw:text-style-name="P6" draw:layer="layout" draw:type="line" svg:x1="9.75cm" svg:y1="15.3cm" svg:x2="14.75cm" svg:y2="16.8cm" draw:start-shape="id13" draw:start-glue-point="2" draw:end-shape="id11" draw:end-glue-point="0" svg:d="M9750 15300l5000 1500" svg:viewBox="0 0 5001 1501">
            <text:p/>
          </draw:connector>
          <draw:connector draw:style-name="gr21" draw:text-style-name="P6" draw:layer="layout" draw:type="line" svg:x1="17.2cm" svg:y1="17.6cm" svg:x2="23.25cm" svg:y2="10.2cm" draw:start-shape="id11" draw:start-glue-point="1" draw:end-shape="id8" draw:end-glue-point="2" svg:d="M17200 17600l6050-7400" svg:viewBox="0 0 6051 7401">
            <text:p/>
          </draw:connector>
          <draw:custom-shape draw:style-name="gr25" draw:text-style-name="P1" xml:id="id14" draw:id="id14" draw:layer="layout" svg:width="4cm" svg:height="3.1cm" svg:x="13cm" svg:y="10.1cm">
            <text:p text:style-name="P1"><text:span text:style-name="T1">MVC</text:span></text:p>
            <text:p text:style-name="P1">JSP+Servlet</text:p>
            <text:p text:style-name="P1">jQuery</text:p>
            <text:p text:style-name="P1">Materialize</text:p>
            <draw:enhanced-geometry svg:viewBox="0 0 21600 21600" draw:type="rectangle" draw:enhanced-path="M 0 0 L 21600 0 21600 21600 0 21600 0 0 Z N"/>
          </draw:custom-shape>
          <draw:connector draw:style-name="gr21" draw:text-style-name="P6" draw:layer="layout" draw:type="line" svg:x1="17cm" svg:y1="11.65cm" svg:x2="20.9cm" svg:y2="8.65cm" draw:start-shape="id14" draw:start-glue-point="1" draw:end-shape="id8" draw:end-glue-point="3" svg:d="M17000 11650l3900-3000" svg:viewBox="0 0 3901 3001">
            <text:p/>
          </draw:connector>
          <draw:connector draw:style-name="gr21" draw:text-style-name="P6" draw:layer="layout" draw:type="line" svg:x1="5.2cm" svg:y1="3.55cm" svg:x2="13cm" svg:y2="11.65cm" draw:start-shape="id12" draw:start-glue-point="7" draw:end-shape="id14" draw:end-glue-point="3" svg:d="M5200 3550l7800 8100" svg:viewBox="0 0 7801 8101">
            <text:p/>
          </draw:connector>
          <draw:custom-shape draw:style-name="gr26" draw:text-style-name="P4" xml:id="id11" draw:id="id11" draw:layer="layout" svg:width="4.9cm" svg:height="1.6cm" svg:x="12.3cm" svg:y="16.8cm">
            <text:p text:style-name="P4"><text:span text:style-name="T1">API REST</text:span></text:p>
            <text:p text:style-name="P4"><text:span text:style-name="T2">Jersey + Jose4J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4T11:13:53.587000000</meta:creation-date>
    <dc:date>2018-07-24T12:15:26.825000000</dc:date>
    <meta:editing-duration>PT30M38S</meta:editing-duration>
    <meta:editing-cycles>8</meta:editing-cycles>
    <meta:generator>LibreOffice/6.0.5.2$Windows_X86_64 LibreOffice_project/54c8cbb85f300ac59db32fe8a675ff7683cd5a16</meta:generator>
    <meta:document-statistic meta:object-count="42"/>
  </office:meta>
</office:document-meta>
</file>